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05.13mm" fo:margin-left="62.42mm" fo:margin-right="60.15mm" table:align="margins"/>
    </style:style>
    <style:style style:name="Tableau1.A" style:family="table-column">
      <style:table-column-properties style:column-width="50.22mm" style:rel-column-width="31300*"/>
    </style:style>
    <style:style style:name="Tableau1.B" style:family="table-column">
      <style:table-column-properties style:column-width="54.91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227.7mm" table:align="margins"/>
    </style:style>
    <style:style style:name="Comportement.A" style:family="table-column">
      <style:table-column-properties style:column-width="75.9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Standard">
      <style:paragraph-properties fo:margin-left="12.51mm" fo:margin-right="0mm" fo:text-indent="0mm" style:auto-text-indent="false"/>
    </style:style>
    <style:style style:name="P24" style:family="paragraph" style:parent-style-name="Text_20_body">
      <style:paragraph-properties fo:text-align="start" style:justify-single-word="false"/>
    </style:style>
    <style:style style:name="P25"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2">
      <style:paragraph-properties>
        <style:tab-stops>
          <style:tab-stop style:position="165.01mm" style:type="right" style:leader-style="dotted" style:leader-text="."/>
        </style:tab-stops>
      </style:paragraph-properties>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6">
      <style:text-properties fo:font-style="italic" style:font-style-asian="italic" style:font-style-complex="italic"/>
    </style:style>
    <style:style style:name="P34" style:family="paragraph" style:parent-style-name="Standard" style:list-style-name="L7">
      <style:text-properties fo:font-style="italic" style:font-style-asian="italic" style:font-style-complex="italic"/>
    </style:style>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2">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3">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4">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5">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text:a xlink:type="simple" xlink:href="#1.Introduction|outline" text:style-name="Internet_20_link" text:visited-style-name="Internet_20_link">1.Introduction</text:a><text:tab/>1</text:p>
          <text:p text:style-name="P26"><text:a xlink:type="simple" xlink:href="#2.Installation|outline" text:style-name="Internet_20_link" text:visited-style-name="Internet_20_link">2.Installation</text:a><text:tab/>1</text:p>
          <text:p text:style-name="P27"><text:a xlink:type="simple" xlink:href="#2.1.Linux |outline" text:style-name="Internet_20_link" text:visited-style-name="Internet_20_link">2.1.Linux </text:a><text:tab/>1</text:p>
          <text:p text:style-name="P27"><text:a xlink:type="simple" xlink:href="#2.2.windows|outline" text:style-name="Internet_20_link" text:visited-style-name="Internet_20_link">2.2.windows</text:a><text:tab/>1</text:p>
          <text:p text:style-name="P26"><text:a xlink:type="simple" xlink:href="#3. Vue Générale|outline" text:style-name="Internet_20_link" text:visited-style-name="Internet_20_link">3. Vue Générale</text:a><text:tab/>1</text:p>
          <text:p text:style-name="P27"><text:a xlink:type="simple" xlink:href="#3.1.Définition des termes|outline" text:style-name="Internet_20_link" text:visited-style-name="Internet_20_link">3.1.Définition des termes</text:a><text:tab/>1</text:p>
          <text:p text:style-name="P26"><text:a xlink:type="simple" xlink:href="#4.Logiciel de comptabilité ou de gestion ?|outline" text:style-name="Internet_20_link" text:visited-style-name="Internet_20_link">4.Logiciel de comptabilité ou de gestion ?</text:a><text:tab/>1</text:p>
          <text:p text:style-name="P27"><text:a xlink:type="simple" xlink:href="#4.1.Définition|outline" text:style-name="Internet_20_link" text:visited-style-name="Internet_20_link">4.1.Définition</text:a><text:tab/>1</text:p>
          <text:p text:style-name="P26"><text:a xlink:type="simple" xlink:href="#5.Mémento de comptabilité|outline" text:style-name="Internet_20_link" text:visited-style-name="Internet_20_link">5.Mémento de comptabilité</text:a><text:tab/>1</text:p>
          <text:p text:style-name="P27"><text:a xlink:type="simple" xlink:href="#5.1.Introduction|outline" text:style-name="Internet_20_link" text:visited-style-name="Internet_20_link">5.1.Introduction</text:a><text:tab/>1</text:p>
          <text:p text:style-name="P27"><text:a xlink:type="simple" xlink:href="#5.2.Le Bilan|outline" text:style-name="Internet_20_link" text:visited-style-name="Internet_20_link">5.2.Le Bilan</text:a><text:tab/>1</text:p>
          <text:p text:style-name="P27"><text:a xlink:type="simple" xlink:href="#5.3.Les comptes actifs / passifs|outline" text:style-name="Internet_20_link" text:visited-style-name="Internet_20_link">5.3.Les comptes actifs / passifs</text:a><text:tab/>1</text:p>
          <text:p text:style-name="P27"><text:a xlink:type="simple" xlink:href="#5.4.Les comptes de résultats|outline" text:style-name="Internet_20_link" text:visited-style-name="Internet_20_link">5.4.Les comptes de résultats</text:a><text:tab/>1</text:p>
          <text:p text:style-name="P27"><text:a xlink:type="simple" xlink:href="#5.5.Belgique Fiscalité, TVA|outline" text:style-name="Internet_20_link" text:visited-style-name="Internet_20_link">5.5.Belgique Fiscalité, TVA</text:a><text:tab/>1</text:p>
          <text:p text:style-name="P27"><text:a xlink:type="simple" xlink:href="#5.6.Fiscalité Belgique : Impôts|outline" text:style-name="Internet_20_link" text:visited-style-name="Internet_20_link">5.6.Fiscalité Belgique : Impôts</text:a><text:tab/>1</text:p>
          <text:p text:style-name="P27"><text:a xlink:type="simple" xlink:href="#5.7.Fiscalité France|outline" text:style-name="Internet_20_link" text:visited-style-name="Internet_20_link">5.7.Fiscalité France</text:a><text:tab/>1</text:p>
          <text:p text:style-name="P27"><text:a xlink:type="simple" xlink:href="#5.8.Ecriture de fin d'exercice comptable (Belgique)|outline" text:style-name="Internet_20_link" text:visited-style-name="Internet_20_link">5.8.Ecriture de fin d'exercice comptable (Belgique)</text:a><text:tab/>1</text:p>
          <text:p text:style-name="P27"><text:a xlink:type="simple" xlink:href="#5.9.Salaire et Compte de gérant|outline" text:style-name="Internet_20_link" text:visited-style-name="Internet_20_link">5.9.Salaire et Compte de gérant</text:a><text:tab/>1</text:p>
          <text:p text:style-name="P26"><text:a xlink:type="simple" xlink:href="#6.Sécurité|outline" text:style-name="Internet_20_link" text:visited-style-name="Internet_20_link">6.Sécurité</text:a><text:tab/>1</text:p>
          <text:p text:style-name="P27"><text:a xlink:type="simple" xlink:href="#6.1.Introduction|outline" text:style-name="Internet_20_link" text:visited-style-name="Internet_20_link">6.1.Introduction</text:a><text:tab/>1</text:p>
          <text:p text:style-name="P27"><text:a xlink:type="simple" xlink:href="#6.2.Base de données|outline" text:style-name="Internet_20_link" text:visited-style-name="Internet_20_link">6.2.Base de données</text:a><text:tab/>1</text:p>
          <text:p text:style-name="P27"><text:a xlink:type="simple" xlink:href="#6.3.PhpCompta|outline" text:style-name="Internet_20_link" text:visited-style-name="Internet_20_link">6.3.PhpCompta</text:a><text:tab/>1</text:p>
          <text:p text:style-name="P26"><text:a xlink:type="simple" xlink:href="#7.Administration|outline" text:style-name="Internet_20_link" text:visited-style-name="Internet_20_link">7.Administration</text:a><text:tab/>1</text:p>
          <text:p text:style-name="P27"><text:a xlink:type="simple" xlink:href="#7.1.Création de dossier|outline" text:style-name="Internet_20_link" text:visited-style-name="Internet_20_link">7.1.Création de dossier</text:a><text:tab/>1</text:p>
          <text:p text:style-name="P27"><text:a xlink:type="simple" xlink:href="#7.2.Création de modèle|outline" text:style-name="Internet_20_link" text:visited-style-name="Internet_20_link">7.2.Création de modèle</text:a><text:tab/>1</text:p>
          <text:p text:style-name="P27"><text:a xlink:type="simple" xlink:href="#7.3.Création d'utilisateur|outline" text:style-name="Internet_20_link" text:visited-style-name="Internet_20_link">7.3.Création d'utilisateur</text:a><text:tab/>1</text:p>
          <text:p text:style-name="P27"><text:a xlink:type="simple" xlink:href="#7.4.backup|outline" text:style-name="Internet_20_link" text:visited-style-name="Internet_20_link">7.4.backup</text:a><text:tab/>1</text:p>
          <text:p text:style-name="P26"><text:a xlink:type="simple" xlink:href="#8.Fiche|outline" text:style-name="Internet_20_link" text:visited-style-name="Internet_20_link">8.Fiche</text:a><text:tab/>1</text:p>
          <text:p text:style-name="P27"><text:a xlink:type="simple" xlink:href="#8.1.Qu'est-ce le quick code|outline" text:style-name="Internet_20_link" text:visited-style-name="Internet_20_link">8.1.Qu'est-ce le quick code</text:a><text:tab/>1</text:p>
          <text:p text:style-name="P27"><text:a xlink:type="simple" xlink:href="#8.2.Qu'est qu'une fiche finalement ? |outline" text:style-name="Internet_20_link" text:visited-style-name="Internet_20_link">8.2.Qu'est qu'une fiche finalement ? </text:a><text:tab/>1</text:p>
          <text:p text:style-name="P27"><text:a xlink:type="simple" xlink:href="#8.3.Ajout ou suppression d'attribut|outline" text:style-name="Internet_20_link" text:visited-style-name="Internet_20_link">8.3.Ajout ou suppression d'attribut</text:a><text:tab/>1</text:p>
          <text:p text:style-name="P27"><text:a xlink:type="simple" xlink:href="#8.4.Création d'une catégorie de fiche|outline" text:style-name="Internet_20_link" text:visited-style-name="Internet_20_link">8.4.Création d'une catégorie de fiche</text:a><text:tab/>1</text:p>
          <text:p text:style-name="P27"><text:a xlink:type="simple" xlink:href="#8.5.Création d'une fiche|outline" text:style-name="Internet_20_link" text:visited-style-name="Internet_20_link">8.5.Création d'une fiche</text:a><text:tab/>1</text:p>
          <text:p text:style-name="P26"><text:a xlink:type="simple" xlink:href="#9.Les rapports|outline" text:style-name="Internet_20_link" text:visited-style-name="Internet_20_link">9.Les rapports</text:a><text:tab/>1</text:p>
          <text:p text:style-name="P27"><text:a xlink:type="simple" xlink:href="#9.1.Introduction|outline" text:style-name="Internet_20_link" text:visited-style-name="Internet_20_link">9.1.Introduction</text:a><text:tab/>1</text:p>
          <text:p text:style-name="P27"><text:a xlink:type="simple" xlink:href="#9.2.Création|outline" text:style-name="Internet_20_link" text:visited-style-name="Internet_20_link">9.2.Création</text:a><text:tab/>1</text:p>
          <text:p text:style-name="P27"><text:a xlink:type="simple" xlink:href="#9.3.Utilisation |outline" text:style-name="Internet_20_link" text:visited-style-name="Internet_20_link">9.3.Utilisation </text:a><text:tab/>1</text:p>
          <text:p text:style-name="P26"><text:a xlink:type="simple" xlink:href="#10.Gestion de stock|outline" text:style-name="Internet_20_link" text:visited-style-name="Internet_20_link">10.Gestion de stock</text:a><text:tab/>1</text:p>
          <text:p text:style-name="P27"><text:a xlink:type="simple" xlink:href="#10.1.Configurer les fiches|outline" text:style-name="Internet_20_link" text:visited-style-name="Internet_20_link">10.1.Configurer les fiches</text:a><text:tab/>1</text:p>
          <text:p text:style-name="P26"><text:a xlink:type="simple" xlink:href="#11.Le module de comptabilité|outline" text:style-name="Internet_20_link" text:visited-style-name="Internet_20_link">11.Le module de comptabilité</text:a><text:tab/>1</text:p>
          <text:p text:style-name="P27"><text:a xlink:type="simple" xlink:href="#11.1.Journaux|outline" text:style-name="Internet_20_link" text:visited-style-name="Internet_20_link">11.1.Journaux</text:a><text:tab/>1</text:p>
          <text:p text:style-name="P27"><text:a xlink:type="simple" xlink:href="#11.2.Encodage d'opération|outline" text:style-name="Internet_20_link" text:visited-style-name="Internet_20_link">11.2.Encodage d'opération</text:a><text:tab/>1</text:p>
          <text:p text:style-name="P27"><text:a xlink:type="simple" xlink:href="#11.3.Recherche|outline" text:style-name="Internet_20_link" text:visited-style-name="Internet_20_link">11.3.Recherche</text:a><text:tab/>1</text:p>
          <text:p text:style-name="P27"><text:a xlink:type="simple" xlink:href="#11.4.Écriture Directe|outline" text:style-name="Internet_20_link" text:visited-style-name="Internet_20_link">11.4.Écriture Directe</text:a><text:tab/>1</text:p>
          <text:p text:style-name="P27"><text:a xlink:type="simple" xlink:href="#11.5.Rapprochement - réconciliation|outline" text:style-name="Internet_20_link" text:visited-style-name="Internet_20_link">11.5.Rapprochement - réconciliation</text:a><text:tab/>1</text:p>
          <text:p text:style-name="P27"><text:a xlink:type="simple" xlink:href="#11.6.Impression|outline" text:style-name="Internet_20_link" text:visited-style-name="Internet_20_link">11.6.Impression</text:a><text:tab/>1</text:p>
          <text:p text:style-name="P27"><text:a xlink:type="simple" xlink:href="#11.7.Avancé|outline" text:style-name="Internet_20_link" text:visited-style-name="Internet_20_link">11.7.Avancé</text:a><text:tab/>1</text:p>
          <text:p text:style-name="P26"><text:a xlink:type="simple" xlink:href="#12.Le module de gestion|outline" text:style-name="Internet_20_link" text:visited-style-name="Internet_20_link">12.Le module de gestion</text:a><text:tab/>1</text:p>
          <text:p text:style-name="P27"><text:a xlink:type="simple" xlink:href="#12.1.Menu : clients|outline" text:style-name="Internet_20_link" text:visited-style-name="Internet_20_link">12.1.Menu : clients</text:a><text:tab/>1</text:p>
          <text:p text:style-name="P27"><text:a xlink:type="simple" xlink:href="#12.2.Menu Fournisseur|outline" text:style-name="Internet_20_link" text:visited-style-name="Internet_20_link">12.2.Menu Fournisseur</text:a><text:tab/>1</text:p>
          <text:p text:style-name="P27"><text:a xlink:type="simple" xlink:href="#12.3.Administration|outline" text:style-name="Internet_20_link" text:visited-style-name="Internet_20_link">12.3.Administration</text:a><text:tab/>1</text:p>
          <text:p text:style-name="P27"><text:a xlink:type="simple" xlink:href="#12.4.Impression|outline" text:style-name="Internet_20_link" text:visited-style-name="Internet_20_link">12.4.Impression</text:a><text:tab/>1</text:p>
          <text:p text:style-name="P27"><text:a xlink:type="simple" xlink:href="#12.5.Prévisions|outline" text:style-name="Internet_20_link" text:visited-style-name="Internet_20_link">12.5.Prévisions</text:a><text:tab/>1</text:p>
          <text:p text:style-name="P27"><text:a xlink:type="simple" xlink:href="#12.6.Suivi Courrier|outline" text:style-name="Internet_20_link" text:visited-style-name="Internet_20_link">12.6.Suivi Courrier</text:a><text:tab/>1</text:p>
          <text:p text:style-name="P26"><text:a xlink:type="simple" xlink:href="#13.Le module de comptabilité analytique|outline" text:style-name="Internet_20_link" text:visited-style-name="Internet_20_link">13.Le module de comptabilité analytique</text:a><text:tab/>1</text:p>
          <text:p text:style-name="P27"><text:a xlink:type="simple" xlink:href="#13.1.Introduction|outline" text:style-name="Internet_20_link" text:visited-style-name="Internet_20_link">13.1.Introduction</text:a><text:tab/>1</text:p>
          <text:p text:style-name="P27"><text:a xlink:type="simple" xlink:href="#13.2.Activation de la comptabilité analytique|outline" text:style-name="Internet_20_link" text:visited-style-name="Internet_20_link">13.2.Activation de la comptabilité analytique</text:a><text:tab/>1</text:p>
          <text:p text:style-name="P27"><text:a xlink:type="simple" xlink:href="#13.3.Plan analytique|outline" text:style-name="Internet_20_link" text:visited-style-name="Internet_20_link">13.3.Plan analytique</text:a><text:tab/>1</text:p>
          <text:p text:style-name="P27"><text:a xlink:type="simple" xlink:href="#13.4.Opérations diverses|outline" text:style-name="Internet_20_link" text:visited-style-name="Internet_20_link">13.4.Opérations diverses</text:a><text:tab/>1</text:p>
          <text:p text:style-name="P27"><text:a xlink:type="simple" xlink:href="#13.5.Impression|outline" text:style-name="Internet_20_link" text:visited-style-name="Internet_20_link">13.5.Impression</text:a><text:tab/>1</text:p>
          <text:p text:style-name="P27"><text:a xlink:type="simple" xlink:href="#13.6.Liaison avec la comptabilité générale|outline" text:style-name="Internet_20_link" text:visited-style-name="Internet_20_link">13.6.Liaison avec la comptabilité générale</text:a><text:tab/>1</text:p>
          <text:p text:style-name="P26"><text:a xlink:type="simple" xlink:href="#14.Le module Paramètre|outline" text:style-name="Internet_20_link" text:visited-style-name="Internet_20_link">14.Le module Paramètre</text:a><text:tab/>1</text:p>
          <text:p text:style-name="P27"><text:a xlink:type="simple" xlink:href="#14.1.Société|outline" text:style-name="Internet_20_link" text:visited-style-name="Internet_20_link">14.1.Société</text:a><text:tab/>1</text:p>
          <text:p text:style-name="P27"><text:a xlink:type="simple" xlink:href="#14.2.Divers|outline" text:style-name="Internet_20_link" text:visited-style-name="Internet_20_link">14.2.Divers</text:a><text:tab/>1</text:p>
          <text:p text:style-name="P27"><text:a xlink:type="simple" xlink:href="#14.3.Sécurité |outline" text:style-name="Internet_20_link" text:visited-style-name="Internet_20_link">14.3.Sécurité </text:a><text:tab/>1</text:p>
          <text:p text:style-name="P27"><text:a xlink:type="simple" xlink:href="#14.4.Document|outline" text:style-name="Internet_20_link" text:visited-style-name="Internet_20_link">14.4.Document</text:a><text:tab/>1</text:p>
          <text:p text:style-name="P27"><text:a xlink:type="simple" xlink:href="#14.5.Journaux|outline" text:style-name="Internet_20_link" text:visited-style-name="Internet_20_link">14.5.Journaux</text:a><text:tab/>1</text:p>
          <text:p text:style-name="P26"><text:a xlink:type="simple" xlink:href="#15.Trucs et Astuces|outline" text:style-name="Internet_20_link" text:visited-style-name="Internet_20_link">15.Trucs et Astuces</text:a><text:tab/>1</text:p>
          <text:p text:style-name="P27"><text:a xlink:type="simple" xlink:href="#15.1.Ouvrir plusieurs fenêtres|outline" text:style-name="Internet_20_link" text:visited-style-name="Internet_20_link">15.1.Ouvrir plusieurs fenêtres</text:a><text:tab/>1</text:p>
          <text:p text:style-name="P27"><text:a xlink:type="simple" xlink:href="#15.2.Développeur|outline" text:style-name="Internet_20_link" text:visited-style-name="Internet_20_link">15.2.Développeur</text:a><text:tab/>1</text:p>
          <text:p text:style-name="P27"><text:a xlink:type="simple" xlink:href="#15.3.Attributs des Fiches|outline" text:style-name="Internet_20_link" text:visited-style-name="Internet_20_link">15.3.Attributs des Fiches</text:a><text:tab/>1</text:p>
          <text:p text:style-name="P27"><text:a xlink:type="simple" xlink:href="#15.4.Import des banques|outline" text:style-name="Internet_20_link" text:visited-style-name="Internet_20_link">15.4.Import des banques</text:a><text:tab/>1</text:p>
          <text:p text:style-name="P27"><text:a xlink:type="simple" xlink:href="#15.5.Bilan adapté|outline" text:style-name="Internet_20_link" text:visited-style-name="Internet_20_link">15.5.Bilan adapté</text:a><text:tab/>1</text:p>
          <text:p text:style-name="P26"><text:a xlink:type="simple" xlink:href="#16.Les extensions|outline" text:style-name="Internet_20_link" text:visited-style-name="Internet_20_link">16.Les extensions</text:a><text:tab/>1</text:p>
          <text:p text:style-name="P27"><text:a xlink:type="simple" xlink:href="#16.2.Lien|outline" text:style-name="Internet_20_link" text:visited-style-name="Internet_20_link">16.2.Lien</text:a><text:tab/>2</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1852819792" text:style-name="L1">
        <text:list-item>
          <text:p text:style-name="P43">php5 (+ module php5-pgsql et php5-bcmath)</text:p>
        </text:list-item>
        <text:list-item>
          <text:p text:style-name="P43">apache2</text:p>
        </text:list-item>
        <text:list-item>
          <text:p text:style-name="P43">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297158739" text:style-name="L2">
        <text:list-item>
          <text:p text:style-name="P28">les postes sont toujours écrits entre crochets; <text:line-break/>exemple : [ 4511] </text:p>
        </text:list-item>
        <text:list-item>
          <text:p text:style-name="P28">pour avoir la somme du poste et des sous-postes, il faut utiliser le %;<text:line-break/>exemple [45%]</text:p>
        </text:list-item>
      </text:list>
      <text:list xml:id="list1167740622" text:style-name="L3">
        <text:list-item>
          <text:p text:style-name="P2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9">Si vous souhaitez n'avoir que le crédit ou le débit, utilisez le D ou le C avant la fermeture du crochet.</text:p>
        </text:list-item>
      </text:list>
      <text:list xml:id="list696718292" text:style-name="L4">
        <text:list-item>
          <text:p text:style-name="P30">Pour avoir un montant négatif si le crédit est supérieur au débit, il faut avoir S avant la fermeture du crochet exemple : [7%S] , [55001S]</text:p>
          <text:p text:style-name="P30">Drapeau :</text:p>
          <text:list>
            <text:list-item>
              <text:p text:style-name="P30">S= Signed : négatif si C &gt; D</text:p>
            </text:list-item>
            <text:list-item>
              <text:p text:style-name="P30">D = Uniquement Débit</text:p>
            </text:list-item>
            <text:list-item>
              <text:p text:style-name="P30">C = uniquement Credit</text:p>
            </text:list-item>
            <text:list-item>
              <text:p text:style-name="P3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151776849" text:style-name="L5">
        <text:list-item>
          <text:p text:style-name="P31">La première, est que les postes comptables des marchandises à vendre et à acheter ne sont pas les mêmes.</text:p>
        </text:list-item>
        <text:list-item>
          <text:p text:style-name="P3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xml:id="list300894445" text:style-name="L6">
        <text:list-header>
          <text:p text:style-name="P32"/>
        </text:list-header>
        <text:list-item>
          <text:p text:style-name="P32">Paiement d'une facture (montant négatif), on aura :</text:p>
          <text:list>
            <text:list-header>
              <text:p text:style-name="P33">tva à récupérer</text:p>
            </text:list-header>
          </text:list>
        </text:list-item>
      </text:list>
      <text:p text:style-name="P5"><text:tab/>Fournisseur</text:p>
      <text:list xml:id="list398447762" text:style-name="L7">
        <text:list-header>
          <text:p text:style-name="P34"><text:tab/><text:tab/><text:tab/>à<text:tab/>charge</text:p>
          <text:p text:style-name="P35"/>
        </text:list-header>
        <text:list-item>
          <text:p text:style-name="P35">Reprise de marchandise (diminution de vente &amp; TVA) :</text:p>
          <text:p text:style-name="P35"><text:s text:c="6"/><text:span text:style-name="T5">vente</text:span></text:p>
          <text:list>
            <text:list-header>
              <text:p text:style-name="P34">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text:bookmark-start text:name="__RefHeading__34602514"/>Impression<text:bookmark-end text:name="__RefHeading__34602514"/></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mensuelle ou trimestri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52"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1275078090" text:style-name="L8">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1</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1</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638550762" text:style-name="L9">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2176472715" text:style-name="L10">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4">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322101795" text:style-name="L11">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611250873" text:style-name="L12">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560385370" text:style-name="L13">
        <text:list-item>
          <text:p text:style-name="P47">Effacement &amp; création, à ne pas confondre avec « Journaux en écriture avec opérations prédéfinies »</text:p>
        </text:list-item>
      </text:list>
      <text:p text:style-name="Text_20_body">Période</text:p>
      <text:list xml:id="list1846641020" text:style-name="L14">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1136244089" text:style-name="L15">
        <text:list-item>
          <text:p text:style-name="P49">Gestion stock</text:p>
        </text:list-item>
      </text:list>
      <text:p text:style-name="Text_20_body">Gestion courrier</text:p>
      <text:p text:style-name="Text_20_body">Import en banque</text:p>
      <text:p text:style-name="Text_20_body">Comptabilité Analytique</text:p>
      <text:list xml:id="list666936380" text:style-name="L16">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355103211" text:style-name="L17">
        <text:list-item>
          <text:p text:style-name="P51">Coordonnées société</text:p>
        </text:list-item>
        <text:list-item>
          <text:p text:style-name="P51">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608309552" text:style-name="L18">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item>
          <text:p text:style-name="P38">DATE_LIMIT Echéance</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 Date encodée</text:p>
        </text:list-item>
        <text:list-item>
          <text:p text:style-name="P38">NUMBER numéro de séquence du document</text:p>
        </text:list-item>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pour les factures et évitez ainsi l'utilisation de NUMBER</text:p>
          <text:p text:style-name="P38"/>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4">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878022568" text:style-name="L19">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867840691" text:style-name="L20">
        <text:list-item>
          <text:p text:style-name="P40">Label : Mon dummy à moi</text:p>
        </text:list-item>
      </text:list>
      <text:list xml:id="list1219410281" text:style-name="L21">
        <text:list-item>
          <text:p text:style-name="P41">code : dum</text:p>
        </text:list-item>
        <text:list-item>
          <text:p text:style-name="P41">Fichier : dummy/dummy.php</text:p>
        </text:list-item>
        <text:list-item>
          <text:p text:style-name="P41">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3">1 <text:span text:style-name="T8">→</text:span> Nom</text:p>
      <text:p text:style-name="P23">2 <text:span text:style-name="T8">→ </text:span>Taux TVA</text:p>
      <text:p text:style-name="P23">3 <text:span text:style-name="T8">→</text:span>Numéro de compte</text:p>
      <text:p text:style-name="P23">4→Nom de la banque</text:p>
      <text:p text:style-name="P23">5→Poste Comptable</text:p>
      <text:p text:style-name="P23">6→Prix vente</text:p>
      <text:p text:style-name="P23">7→Prix achat</text:p>
      <text:p text:style-name="P23">8→Durée Amortissement</text:p>
      <text:p text:style-name="P23">9→Description</text:p>
      <text:p text:style-name="P23">10→Date début</text:p>
      <text:p text:style-name="P23">11→Montant initial</text:p>
      <text:p text:style-name="P23">12→Personne de contact </text:p>
      <text:p text:style-name="P23">13→numéro de tva </text:p>
      <text:p text:style-name="P23">14→Adresse </text:p>
      <text:p text:style-name="P23">15→code postal</text:p>
      <text:p text:style-name="P23">16→pays </text:p>
      <text:p text:style-name="P23">17→téléphone </text:p>
      <text:p text:style-name="P23">18→email </text:p>
      <text:p text:style-name="P23">19→Gestion stock</text:p>
      <text:p text:style-name="P23">20→Partie fiscalement non déductible</text:p>
      <text:p text:style-name="P23">21→TVA non déductible</text:p>
      <text:p text:style-name="P23">22→TVA non déductible récupérable par l'impôt</text:p>
      <text:p text:style-name="P23">23→Quick Code</text:p>
      <text:p text:style-name="P23">24→Ville</text:p>
      <text:p text:style-name="P23">25→Société</text:p>
      <text:p text:style-name="P23">26→Fax</text:p>
      <text:p text:style-name="P23">27→GSM</text:p>
      <text:p text:style-name="P23">30→Numero de client</text:p>
      <text:p text:style-name="P23">31→Dépense <text:s/>à charge du gérant (partie privée)</text:p>
      <text:p text:style-name="P23"/>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5"/>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20">}</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306-23:33</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Farid</meta:initial-creator>
    <meta:creation-date>2008-02-10T23:07:21</meta:creation-date>
    <dc:date>2010-03-06T23:33:40</dc:date>
    <meta:print-date>2010-01-22T21:56:19</meta:print-date>
    <meta:editing-cycles>388</meta:editing-cycles>
    <meta:editing-duration>PT24H21M41S</meta:editing-duration>
    <meta:document-statistic meta:table-count="2" meta:image-count="0" meta:object-count="0" meta:page-count="1" meta:paragraph-count="974" meta:word-count="14248" meta:character-count="89367"/>
    <meta:user-defined meta:name="Info 1"/>
    <meta:user-defined meta:name="Info 2"/>
    <meta:user-defined meta:name="Info 3"/>
    <meta:user-defined meta:name="Info 4"/>
  </office:meta>
</office:document-meta>
</file>